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✅ <text:span text:style-name="Strong_20_Emphasis">Próximas Etapas – Versão 2.0 (Sistema Realista de Vacinação Digital)</text:span></text:h>
      <text:h text:style-name="Heading_20_4" text:outline-level="4">🔒 <text:span text:style-name="Strong_20_Emphasis">1. Backend e Banco de Dados</text:span></text:h>
      <text:list text:style-name="L1">
        <text:list-item>
          <text:p text:style-name="P1">Escolher backend (ex: Node.js, Firebase Functions, Supabase, Django).</text:p>
        </text:list-item>
        <text:list-item>
          <text:p text:style-name="P1">Estruturar banco de dados:</text:p>
          <text:list>
            <text:list-item>
              <text:p text:style-name="P1">Tabela <text:span text:style-name="Source_20_Text">usuarios</text:span> (profissionais e/ou pacientes).</text:p>
            </text:list-item>
            <text:list-item>
              <text:p text:style-name="P1">Tabela <text:span text:style-name="Source_20_Text">vacinacoes</text:span> (dados da aplicação da vacina).</text:p>
            </text:list-item>
            <text:list-item>
              <text:p text:style-name="P1">Tabela <text:span text:style-name="Source_20_Text">vacinas</text:span> (catálogo de vacinas).</text:p>
            </text:list-item>
          </text:list>
        </text:list-item>
        <text:list-item>
          <text:p text:style-name="P1">Criar API para:</text:p>
          <text:list>
            <text:list-item>
              <text:p text:style-name="P1">Cadastro e login de usuários.</text:p>
            </text:list-item>
            <text:list-item>
              <text:p text:style-name="P1">Envio de dados de vacinação.</text:p>
            </text:list-item>
            <text:list-item>
              <text:p text:style-name="P1">Consulta de vacinas aplicadas.</text:p>
            </text:list-item>
            <text:list-item>
              <text:p text:style-name="P1">Geração dinâmica de QR Codes via servidor (opcional).</text:p>
            </text:list-item>
          </text:list>
        </text:list-item>
      </text:list>
      <text:h text:style-name="Heading_20_4" text:outline-level="4">📱 <text:span text:style-name="Strong_20_Emphasis">2. App Mobile (Paciente)</text:span></text:h>
      <text:list text:style-name="L2">
        <text:list-item>
          <text:p text:style-name="P2">Permitir leitura de QR Code via câmera.</text:p>
        </text:list-item>
        <text:list-item>
          <text:p text:style-name="P2">Exibir dados da vacina recebidos do QR.</text:p>
        </text:list-item>
        <text:list-item>
          <text:p text:style-name="P2">Possibilitar salvamento no "Cartão de Vacinação Digital".</text:p>
        </text:list-item>
        <text:list-item>
          <text:p text:style-name="P2">Login para histórico pessoal e lembretes de doses futuras.</text:p>
        </text:list-item>
      </text:list>
      <text:h text:style-name="Heading_20_4" text:outline-level="4">🧑‍⚕️ <text:span text:style-name="Strong_20_Emphasis">3. Painel Web (Profissional de Saúde)</text:span></text:h>
      <text:list text:style-name="L3">
        <text:list-item>
          <text:p text:style-name="P3">Autenticação segura (login por CPF, senha ou biometria).</text:p>
        </text:list-item>
        <text:list-item>
          <text:p text:style-name="P3">Formulário com auto-preenchimento (vacinas, locais).</text:p>
        </text:list-item>
        <text:list-item>
          <text:p text:style-name="P3">Geração de QR Code + envio automático ao backend.</text:p>
        </text:list-item>
        <text:list-item>
          <text:p text:style-name="P3">Visualização de vacinas aplicadas no dia ou por paciente.</text:p>
        </text:list-item>
      </text:list>
      <text:h text:style-name="Heading_20_4" text:outline-level="4">🛡️ <text:span text:style-name="Strong_20_Emphasis">4. Segurança e Privacidade</text:span></text:h>
      <text:list text:style-name="L4">
        <text:list-item>
          <text:p text:style-name="P4">Armazenar dados com criptografia.</text:p>
        </text:list-item>
        <text:list-item>
          <text:p text:style-name="P4">QR Code apenas com IDs, não dados sensíveis.</text:p>
        </text:list-item>
        <text:list-item>
          <text:p text:style-name="P4">Sistema com base na LGPD (Lei Geral de Proteção de Dados).</text:p>
        </text:list-item>
        <text:list-item>
          <text:p text:style-name="P4">Controle de permissões por perfil (paciente x profissional).</text:p>
        </text:list-item>
      </text:list>
      <text:h text:style-name="Heading_20_4" text:outline-level="4">🔁 <text:span text:style-name="Strong_20_Emphasis">5. Integração e Escalabilidade</text:span></text:h>
      <text:list text:style-name="L5">
        <text:list-item>
          <text:p text:style-name="P5">Deploy do backend em serviço escalável (ex: Vercel, Render, Firebase).</text:p>
        </text:list-item>
        <text:list-item>
          <text:p text:style-name="P5">Banco de dados online e seguro (Supabase, PostgreSQL, etc.).</text:p>
        </text:list-item>
        <text:list-item>
          <text:p text:style-name="P5">Integração com notificações push para lembrete de vacinas futuras.</text:p>
        </text:list-item>
        <text:list-item>
          <text:p text:style-name="P5"><text:soft-page-break/>Exportação de relatórios PDF para impressão física.</text:p>
        </text:list-item>
      </text:list>
      <text:h text:style-name="Heading_20_4" text:outline-level="4">📊 <text:span text:style-name="Strong_20_Emphasis">6. Testes e Validação</text:span></text:h>
      <text:list text:style-name="L6">
        <text:list-item>
          <text:p text:style-name="P6">Testes com profissionais reais (UX).</text:p>
        </text:list-item>
        <text:list-item>
          <text:p text:style-name="P6">Testes com múltiplos dispositivos.</text:p>
        </text:list-item>
        <text:list-item>
          <text:p text:style-name="P6">Validação do QR em áreas com e sem internet.</text:p>
        </text:list-item>
        <text:list-item>
          <text:p text:style-name="P6">Obter feedback e refinar o fluxo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5T11:21:44.185000000</meta:creation-date>
    <dc:date>2025-05-05T11:22:52.233000000</dc:date>
    <meta:editing-duration>PT1M8S</meta:editing-duration>
    <meta:editing-cycles>1</meta:editing-cycles>
    <meta:document-statistic meta:table-count="0" meta:image-count="0" meta:object-count="0" meta:page-count="2" meta:paragraph-count="37" meta:word-count="279" meta:character-count="1656" meta:non-whitespace-character-count="1443"/>
    <meta:generator>LibreOffice/24.8.6.2$Windows_X86_64 LibreOffice_project/6d98ba145e9a8a39fc57bcc76981d1fb1316c60c</meta:generator>
  </office:meta>
</office:document-meta>
</file>